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list-style-name="L2"/>
    <style:style style:name="P2" style:family="paragraph" style:parent-style-name="UBUcuerpoTrabajo"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p text:style-name="UBUcuerpoTrabajo">Paso a detallar las conclusiones obtenidas de la realización del proyecto y de posibles formas de continuar trabajando en el mismo.</text:p>
      <text:h text:style-name="Heading_20_2" text:outline-level="2">Conclusiones</text:h>
      <text:p text:style-name="UBUcuerpoTrabajo">Durante la realización de este proyecto he alcanzado varios objetivos técnicos propuestos al inicio de su desarrollo:</text:p>
      <text:list xml:id="list3640556688349808261" text:style-name="L2">
        <text:list-item>
          <text:p text:style-name="P1">Comprensión y utilización de técnicas de metodología ágil para el desarrollo de proyectos software y para comprender el estado de un proyecto.</text:p>
        </text:list-item>
        <text:list-item>
          <text:p text:style-name="P1">Creación de un conjunto de métricas que aporte información del estado y del modelo de desarrollo seguido en un repositorio.</text:p>
        </text:list-item>
        <text:list-item>
          <text:p text:style-name="P1">Desarrollo de una aplicación con un <text:s/>entorno gráfico que permite seleccionar un repositorio alojado en la plataforma GitHub y muestra los valores alcanzados en el conjunto de métricas creado.</text:p>
        </text:list-item>
        <text:list-item>
          <text:p text:style-name="P1">Desarrollar un software que permita añadir métricas o plataformas paras trabajar de forma sencilla mediante la aplicación de patrones de diseño.</text:p>
        </text:list-item>
      </text:list>
      <text:h text:style-name="Heading_20_2" text:outline-level="2">Lineas de trabajo futuras</text:h>
      <text:p text:style-name="UBUcuerpoTrabajo">Tras la finalización de este proyecto existen varias lineas trabajo por las que continuar mejorando la experiencia de la aplicación obtenida, mediante la implementación de nuevas características o la mejora de funcionalidades ya existentes.</text:p>
      <text:list xml:id="list557547584526471758" text:style-name="L3">
        <text:list-item>
          <text:p text:style-name="P2">Añadir mas plataformas a la ya existente de GitHub para obtener sus repositorios y permitir que se pueda aplicar el conjunto de métricas creado a los mismos, se puede realizar creando una biblioteca propia o buscando una ya creada que realice la conexión y las peticiones rest. </text:p>
        </text:list-item>
        <text:list-item>
          <text:p text:style-name="P2">Varias de las métricas que no se han podido implementar son las relacionadas con las lineas de código modificadas en cada commit por dificultades a la hora de obtener dicha información de la plataforma, para obtenerla es necesaria realizar una petición extra por cada commit existente en el repositorio, lo que implica que para repositorios con gran numero de commits se alcance el numero de peticiones permitido por la plataforma solo obteniendo las lineas de código.</text:p>
        </text:list-item>
        <text:list-item>
          <text:p text:style-name="P2">Uno de los aspectos mas importantes del proyecto es presentar los resultados de la forma mas sencilla y comprensiva para el usuario por lo que nunca hay que dejar de trabajar para mejorar la interfaz de usuario, mejorando su diseño y añadiendo mejores componentes para mostrar los resulta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100%"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7_Conclusiones.odt</text:file-name> v.<text:editing-cycles>8</text:editing-cycles> <text:title/><text:modification-date style:data-style-name="N103">01/feb/16</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0:31</meta:creation-date>
    <meta:generator>OpenOffice/4.0.1$Win32 OpenOffice.org_project/401m5$Build-9714</meta:generator>
    <dc:date>2016-02-01T17:56:34.24</dc:date>
    <dc:creator>David Blanco Alonso</dc:creator>
    <meta:editing-duration>PT4H43M8S</meta:editing-duration>
    <meta:editing-cycles>8</meta:editing-cycles>
    <meta:document-statistic meta:table-count="0" meta:image-count="0" meta:object-count="0" meta:page-count="1" meta:paragraph-count="14" meta:word-count="357" meta:character-count="2249"/>
  </office:meta>
</office:document-meta>
</file>